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2WSDLLocator.getBaseInputSour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xis2WSDLLocator.getImportInputSource( String parent , String impr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xis2WSDLLocator.getLatestImpor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2WSDLLocator.getBase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2WSDLLocato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xis2WSDLLocator.Axis2WSDLLocator( URI base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2WSDLLocator.openResource( URI uri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1">
            <text:p text:style-name="Table_20_Contents">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